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20pt" officeooo:rsid="0019f415" officeooo:paragraph-rsid="001a3f02" style:font-size-asian="20pt" style:font-size-complex="20pt"/>
    </style:style>
    <style:style style:name="P2" style:family="paragraph" style:parent-style-name="Standard">
      <style:text-properties style:font-name="Ubuntu1" fo:font-size="20pt" fo:font-weight="normal" officeooo:rsid="001fd24b" officeooo:paragraph-rsid="001fd24b" style:font-size-asian="17.5pt" style:font-weight-asian="normal" style:font-size-complex="20pt" style:font-weight-complex="normal"/>
    </style:style>
    <style:style style:name="P3" style:family="paragraph" style:parent-style-name="Standard">
      <style:text-properties style:font-name="Ubuntu1" fo:font-size="20pt" fo:font-weight="normal" officeooo:rsid="001a3f02" officeooo:paragraph-rsid="00925bf6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Ubuntu1" fo:font-size="20pt" fo:font-weight="normal" officeooo:rsid="0029238e" officeooo:paragraph-rsid="0096417b" style:font-name-asian="Noto Sans CJK SC" style:font-size-asian="17.5pt" style:font-weight-asian="normal" style:font-name-complex="Lohit Devanagari" style:font-size-complex="20pt" style:font-weight-complex="normal"/>
    </style:style>
    <style:style style:name="P5" style:family="paragraph" style:parent-style-name="Standard">
      <style:text-properties style:font-name="Ubuntu1" fo:font-size="20pt" fo:font-weight="normal" officeooo:rsid="002608a4" officeooo:paragraph-rsid="00925bf6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1" fo:font-size="12pt" officeooo:rsid="0019f415" officeooo:paragraph-rsid="001a3f02" style:font-size-asian="10.5pt" style:font-size-complex="12pt"/>
    </style:style>
    <style:style style:name="P7" style:family="paragraph" style:parent-style-name="Standard">
      <style:text-properties style:font-name="Ubuntu1" fo:font-size="12pt" fo:font-weight="bold" officeooo:rsid="0019f415" officeooo:paragraph-rsid="001a3f02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fo:font-weight="bold" officeooo:rsid="0019f415" officeooo:paragraph-rsid="0071b6c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1" fo:font-size="12pt" fo:font-weight="bold" officeooo:rsid="007fb26d" officeooo:paragraph-rsid="0085aa4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1" fo:font-size="12pt" fo:font-weight="bold" officeooo:rsid="007fb26d" officeooo:paragraph-rsid="00ae524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Ubuntu1" fo:font-size="12pt" fo:font-weight="bold" officeooo:rsid="002608a4" officeooo:paragraph-rsid="00925bf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1" fo:font-size="12pt" fo:font-weight="bold" officeooo:rsid="009f9cdc" officeooo:paragraph-rsid="009f9cdc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1" fo:font-size="12pt" fo:font-weight="bold" officeooo:rsid="00a378fe" officeooo:paragraph-rsid="00a378fe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Ubuntu1" fo:font-size="12pt" fo:font-weight="bold" officeooo:rsid="00bab5f6" officeooo:paragraph-rsid="00bab5f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25bf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f9cdc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1" fo:font-size="12pt" fo:font-weight="normal" officeooo:rsid="001fd24b" officeooo:paragraph-rsid="001fd24b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1" fo:font-size="12pt" fo:font-weight="normal" officeooo:rsid="00363857" officeooo:paragraph-rsid="00363857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1" fo:font-size="12pt" fo:font-weight="normal" officeooo:rsid="00604c28" officeooo:paragraph-rsid="0085aa4f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1" fo:font-size="12pt" fo:font-weight="normal" officeooo:rsid="00604c28" officeooo:paragraph-rsid="00ae524d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1" fo:font-size="12pt" fo:font-weight="normal" officeooo:rsid="0029238e" officeooo:paragraph-rsid="0096417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1" fo:font-size="12pt" fo:font-weight="normal" officeooo:rsid="002608a4" officeooo:paragraph-rsid="00925bf6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1" fo:font-size="12pt" fo:font-weight="normal" officeooo:rsid="002608a4" officeooo:paragraph-rsid="009f9cdc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1" fo:font-size="12pt" fo:font-weight="normal" officeooo:rsid="007239e7" officeooo:paragraph-rsid="0096417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25bf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f9cdc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1" fo:font-size="12pt" fo:font-weight="normal" officeooo:rsid="0046457f" officeooo:paragraph-rsid="001a5f97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1" fo:font-size="12pt" fo:font-weight="normal" officeooo:rsid="007239e7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Standard">
      <style:text-properties style:font-name="Ubuntu1" fo:font-size="12pt" fo:font-weight="normal" officeooo:rsid="006efa9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Standard">
      <style:text-properties style:font-name="Ubuntu1" fo:font-size="12pt" fo:font-weight="normal" officeooo:rsid="00446345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Standard">
      <style:text-properties style:font-name="Ubuntu1" fo:font-size="12pt" fo:font-weight="normal" officeooo:rsid="0029238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Standard">
      <style:text-properties style:font-name="Ubuntu1" fo:font-size="12pt" fo:font-weight="normal" officeooo:rsid="0054f88f" officeooo:paragraph-rsid="00925bf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Ubuntu1" fo:font-size="14pt" fo:font-weight="bold" officeooo:rsid="001a5f97" officeooo:paragraph-rsid="00c68a4a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2pt" fo:font-weight="normal" officeooo:rsid="002468ab" officeooo:paragraph-rsid="008adbd2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468ab" officeooo:paragraph-rsid="00b2387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28b04" officeooo:paragraph-rsid="00a378fe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bold" officeooo:rsid="002468ab" officeooo:paragraph-rsid="008adbd2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4pt" officeooo:rsid="001a5f97" officeooo:paragraph-rsid="00925bf6" style:font-size-asian="12.25pt" style:font-size-complex="14pt"/>
    </style:style>
    <style:style style:name="P41" style:family="paragraph" style:parent-style-name="Standard">
      <style:text-properties fo:font-size="14pt" officeooo:rsid="001a5f97" officeooo:paragraph-rsid="00c3d1e5" style:font-size-asian="12.25pt" style:font-size-complex="14pt"/>
    </style:style>
    <style:style style:name="P42" style:family="paragraph" style:parent-style-name="Standard">
      <style:text-properties fo:font-size="14pt" officeooo:rsid="001a5f97" officeooo:paragraph-rsid="00c8f7ff" style:font-size-asian="14pt" style:font-size-complex="14pt"/>
    </style:style>
    <style:style style:name="P43" style:family="paragraph" style:parent-style-name="Standard">
      <style:text-properties officeooo:paragraph-rsid="00925bf6"/>
    </style:style>
    <style:style style:name="P44" style:family="paragraph" style:parent-style-name="Standard">
      <style:text-properties officeooo:paragraph-rsid="009f9cdc"/>
    </style:style>
    <style:style style:name="P45" style:family="paragraph" style:parent-style-name="Title">
      <style:paragraph-properties fo:margin-top="0cm" fo:margin-bottom="0cm" loext:contextual-spacing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/>
    </style:style>
    <style:style style:name="P46" style:family="paragraph" style:parent-style-name="Text_20_body">
      <style:paragraph-properties fo:text-align="center" style:justify-single-word="false"/>
      <style:text-properties style:font-name="Ubuntu" officeooo:rsid="0019f415" officeooo:paragraph-rsid="0019f415"/>
    </style:style>
    <style:style style:name="P47" style:family="paragraph" style:parent-style-name="Text_20_body">
      <style:paragraph-properties fo:text-align="center" style:justify-single-word="false"/>
      <style:text-properties style:font-name="Ubuntu" fo:font-size="3pt" fo:font-weight="normal" officeooo:rsid="0019f415" officeooo:paragraph-rsid="0019f415" style:font-size-asian="2.59999990463257pt" style:font-weight-asian="normal" style:font-size-complex="3pt" style:font-weight-complex="normal"/>
    </style:style>
    <style:style style:name="P48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49" style:family="paragraph" style:parent-style-name="Standard" style:list-style-name="L1">
      <style:text-properties style:font-name="Ubuntu1" fo:font-size="12pt" fo:font-weight="normal" officeooo:rsid="00a73bda" officeooo:paragraph-rsid="00a73bda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text-properties style:font-name="Ubuntu1" fo:font-size="12pt" fo:font-weight="normal" officeooo:rsid="002ee659" officeooo:paragraph-rsid="00a378fe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text-properties style:font-name="Ubuntu1" fo:font-size="12pt" fo:font-weight="normal" officeooo:rsid="002ee659" officeooo:paragraph-rsid="008adbd2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text-properties style:font-name="Ubuntu1" fo:font-size="12pt" fo:font-weight="normal" officeooo:rsid="00b4d498" officeooo:paragraph-rsid="00b66a66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text-properties style:font-name="Ubuntu1" fo:font-size="12pt" fo:font-weight="normal" officeooo:paragraph-rsid="00bc2bdb"/>
    </style:style>
    <style:style style:name="P56" style:family="paragraph" style:parent-style-name="Standard" style:list-style-name="L2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3">
      <style:text-properties style:font-name="Ubuntu1" fo:font-size="12pt" fo:letter-spacing="normal" fo:font-style="normal" style:text-underline-style="none" fo:font-weight="normal" officeooo:rsid="002468ab" officeooo:paragraph-rsid="008adbd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text-properties style:font-name="Ubuntu1" fo:font-size="12pt" fo:letter-spacing="normal" fo:font-style="italic" fo:font-weight="normal" officeooo:paragraph-rsid="00bc2bdb"/>
    </style:style>
    <style:style style:name="P59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a9b8a4" officeooo:paragraph-rsid="00ae524d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aa7eae" officeooo:paragraph-rsid="00ae524d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variant="normal" fo:text-transform="none" fo:color="#000000" style:font-name="Ubuntu1" fo:font-size="12pt" fo:letter-spacing="normal" fo:font-style="normal" fo:font-weight="normal" officeooo:rsid="005ac0e9" officeooo:paragraph-rsid="0085aa4f" style:font-size-asian="12pt" style:font-weight-asian="normal" style:font-size-complex="12pt" style:font-weight-complex="normal"/>
    </style:style>
    <style:style style:name="P62" style:family="paragraph" style:parent-style-name="Standard" style:list-style-name="L3">
      <style:text-properties fo:font-variant="normal" fo:text-transform="none" fo:color="#000000" style:font-name="Ubuntu1" fo:font-size="12pt" fo:letter-spacing="normal" fo:font-style="normal" style:text-underline-style="none" fo:font-weight="bold" officeooo:rsid="00bc2bdb" officeooo:paragraph-rsid="00bc2bdb" fo:background-color="#ffffff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2">
      <style:text-properties fo:font-variant="normal" fo:text-transform="none" fo:color="#000000" style:font-name="Ubuntu1" fo:font-size="12pt" fo:letter-spacing="normal" fo:font-style="italic" fo:font-weight="normal" officeooo:rsid="009bc4cc" officeooo:paragraph-rsid="009bc4cc" style:font-size-asian="12pt" style:font-style-asian="italic" style:font-weight-asian="normal" style:font-size-complex="12pt" style:font-style-complex="italic" style:font-weight-complex="normal"/>
    </style:style>
    <style:style style:name="P64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d42" style:font-weight-asian="bold" style:font-weight-complex="bold"/>
    </style:style>
    <style:style style:name="T3" style:family="text">
      <style:text-properties fo:font-weight="bold" officeooo:rsid="0029238e" style:font-weight-asian="bold" style:font-weight-complex="bold"/>
    </style:style>
    <style:style style:name="T4" style:family="text">
      <style:text-properties fo:font-weight="bold" officeooo:rsid="0054f88f" style:font-name-asian="Noto Sans CJK SC" style:font-size-asian="12pt" style:font-weight-asian="bold" style:font-name-complex="Lohit Devanagari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f415" style:font-weight-asian="normal" style:font-weight-complex="normal"/>
    </style:style>
    <style:style style:name="T7" style:family="text">
      <style:text-properties fo:font-weight="normal" officeooo:rsid="0046457f" style:font-weight-asian="normal" style:font-weight-complex="normal"/>
    </style:style>
    <style:style style:name="T8" style:family="text">
      <style:text-properties fo:font-weight="normal" style:font-size-asian="10.5pt" style:font-weight-asian="normal" style:font-weight-complex="normal"/>
    </style:style>
    <style:style style:name="T9" style:family="text">
      <style:text-properties fo:font-weight="normal" officeooo:rsid="001a3f02" style:font-name-asian="Noto Sans CJK SC" style:font-size-asian="10.5pt" style:font-weight-asian="normal" style:font-name-complex="Lohit Devanagari" style:font-weight-complex="normal"/>
    </style:style>
    <style:style style:name="T10" style:family="text">
      <style:text-properties style:font-name="Ubuntu1"/>
    </style:style>
    <style:style style:name="T11" style:family="text">
      <style:text-properties style:font-name="Ubuntu1" fo:font-size="14pt" fo:font-weight="normal" officeooo:rsid="001a5f97" style:font-size-asian="14pt" style:font-weight-asian="normal" style:font-size-complex="14pt" style:font-weight-complex="normal"/>
    </style:style>
    <style:style style:name="T12" style:family="text">
      <style:text-properties style:font-name="Ubuntu1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1" fo:font-size="12pt" fo:font-weight="normal" officeooo:rsid="001a5f97" style:font-size-asian="10.5pt" style:font-weight-asian="normal" style:font-size-complex="12pt" style:font-weight-complex="normal"/>
    </style:style>
    <style:style style:name="T14" style:family="text">
      <style:text-properties style:font-name="Ubuntu1" fo:font-size="12pt" fo:font-weight="normal" officeooo:rsid="001c2d6d" style:font-size-asian="10.5pt" style:font-weight-asian="normal" style:font-size-complex="12pt" style:font-weight-complex="normal"/>
    </style:style>
    <style:style style:name="T15" style:family="text">
      <style:text-properties style:font-name="Ubuntu1" fo:font-size="12pt" fo:font-weight="normal" officeooo:rsid="004720ef" style:font-size-asian="10.5pt" style:font-weight-asian="normal" style:font-size-complex="12pt" style:font-weight-complex="normal"/>
    </style:style>
    <style:style style:name="T16" style:family="text">
      <style:text-properties style:font-name="Ubuntu1" fo:font-size="12pt" fo:font-weight="normal" officeooo:rsid="00485dcb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font-weight="normal" officeooo:rsid="0054f88f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fo:font-weight="normal" officeooo:rsid="007c76c8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fo:font-weight="normal" officeooo:rsid="007e2d0f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fo:font-weight="normal" officeooo:rsid="00925bf6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fo:font-weight="normal" officeooo:rsid="00944ea6" style:font-size-asian="10.5pt" style:font-weight-asian="normal" style:font-size-complex="12pt" style:font-weight-complex="normal"/>
    </style:style>
    <style:style style:name="T22" style:family="text">
      <style:text-properties style:font-name="Ubuntu1" fo:font-size="12pt" fo:font-weight="normal" officeooo:rsid="008b9fd6" style:font-size-asian="12pt" style:font-weight-asian="normal" style:font-size-complex="12pt" style:font-weight-complex="normal"/>
    </style:style>
    <style:style style:name="T23" style:family="text">
      <style:text-properties style:font-name="Ubuntu1" fo:font-size="12pt" fo:font-weight="normal" officeooo:rsid="00a3b415" style:font-size-asian="12pt" style:font-weight-asian="normal" style:font-size-complex="12pt" style:font-weight-complex="normal"/>
    </style:style>
    <style:style style:name="T24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Ubuntu1" fo:font-size="12pt" fo:font-weight="bold" officeooo:rsid="001a5f97" style:font-size-asian="12pt" style:font-weight-asian="bold" style:font-size-complex="12pt" style:font-weight-complex="bold"/>
    </style:style>
    <style:style style:name="T26" style:family="text">
      <style:text-properties style:font-name="Ubuntu1" fo:font-size="12pt" fo:font-style="normal" style:text-underline-style="none" fo:font-weight="normal" officeooo:rsid="002608a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Ubuntu1" fo:font-size="12pt" fo:font-style="normal" style:text-underline-style="none" fo:font-weight="normal" officeooo:rsid="009f9cdc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Ubuntu1" fo:font-size="12pt" fo:font-style="normal" style:text-underline-style="none" fo:font-weight="normal" officeooo:rsid="00a57626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Ubuntu1" fo:font-weight="normal" style:font-weight-asian="normal" style:font-weight-complex="normal"/>
    </style:style>
    <style:style style:name="T30" style:family="text">
      <style:text-properties style:font-name="Ubuntu1" officeooo:rsid="00231dc1"/>
    </style:style>
    <style:style style:name="T31" style:family="text">
      <style:text-properties style:font-name="Ubuntu1" fo:font-style="normal" style:text-underline-style="none" style:font-style-asian="normal" style:font-style-complex="normal"/>
    </style:style>
    <style:style style:name="T32" style:family="text">
      <style:text-properties style:font-name="Ubuntu1" fo:font-style="normal" style:text-underline-style="none" officeooo:rsid="0021a273" style:font-style-asian="normal" style:font-style-complex="normal"/>
    </style:style>
    <style:style style:name="T33" style:family="text">
      <style:text-properties style:font-name="Ubuntu1" fo:font-style="normal" style:text-underline-style="none" officeooo:rsid="00a378fe" style:font-style-asian="normal" style:font-style-complex="normal"/>
    </style:style>
    <style:style style:name="T34" style:family="text">
      <style:text-properties style:font-name="Ubuntu1" fo:font-style="normal" style:text-underline-style="none" officeooo:rsid="00a57626" style:font-style-asian="normal" style:font-style-complex="normal"/>
    </style:style>
    <style:style style:name="T35" style:family="text">
      <style:text-properties style:font-name="Ubuntu1" fo:letter-spacing="normal" fo:font-style="normal" style:text-underline-style="none" fo:background-color="#ffffff" loext:char-shading-value="0" style:font-style-asian="normal" style:font-style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07fb26d" style:font-style-asian="normal" style:font-style-complex="normal"/>
    </style:style>
    <style:style style:name="T39" style:family="text">
      <style:text-properties fo:font-style="normal" style:text-underline-style="none" officeooo:rsid="0085aa4f" style:font-style-asian="normal" style:font-style-complex="normal"/>
    </style:style>
    <style:style style:name="T40" style:family="text">
      <style:text-properties fo:font-style="normal" style:text-underline-style="none" fo:font-weight="bold" officeooo:rsid="00bc2bdb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70640d" style:font-style-asian="normal" style:font-style-complex="normal"/>
    </style:style>
    <style:style style:name="T43" style:family="text">
      <style:text-properties fo:font-style="normal" officeooo:rsid="007d5705" style:font-style-asian="normal" style:font-style-complex="normal"/>
    </style:style>
    <style:style style:name="T44" style:family="text">
      <style:text-properties fo:font-style="normal" officeooo:rsid="007fb26d" style:font-style-asian="normal" style:font-style-complex="normal"/>
    </style:style>
    <style:style style:name="T45" style:family="text">
      <style:text-properties fo:font-style="normal" officeooo:rsid="008697c8" style:font-style-asian="normal" style:font-style-complex="normal"/>
    </style:style>
    <style:style style:name="T46" style:family="text">
      <style:text-properties fo:font-style="normal" officeooo:rsid="009e9167" style:font-style-asian="normal" style:font-style-complex="normal"/>
    </style:style>
    <style:style style:name="T47" style:family="text">
      <style:text-properties fo:font-style="normal" officeooo:rsid="00a3b1eb" style:font-style-asian="normal" style:font-style-complex="normal"/>
    </style:style>
    <style:style style:name="T48" style:family="text">
      <style:text-properties fo:font-style="normal" officeooo:rsid="00a3b415" style:font-style-asian="normal" style:font-style-complex="normal"/>
    </style:style>
    <style:style style:name="T49" style:family="text">
      <style:text-properties fo:font-style="normal" officeooo:rsid="00c8f7ff" style:font-style-asian="normal" style:font-style-complex="normal"/>
    </style:style>
    <style:style style:name="T50" style:family="text">
      <style:text-properties style:text-underline-style="none" fo:font-weight="normal" officeooo:rsid="0058bf36" style:font-weight-asian="normal" style:font-weight-complex="normal"/>
    </style:style>
    <style:style style:name="T51" style:family="text">
      <style:text-properties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96417b" style:font-name-asian="Noto Sans CJK SC" style:font-size-asian="10.5pt" style:font-name-complex="Lohit Devanagari"/>
    </style:style>
    <style:style style:name="T53" style:family="text">
      <style:text-properties officeooo:rsid="001a3f02" style:font-name-asian="Noto Sans CJK SC" style:font-size-asian="10.5pt" style:font-name-complex="Lohit Devanagari"/>
    </style:style>
    <style:style style:name="T54" style:family="text">
      <style:text-properties officeooo:rsid="0054f88f" style:font-name-asian="Noto Sans CJK SC" style:font-size-asian="12pt" style:font-name-complex="Lohit Devanagari"/>
    </style:style>
    <style:style style:name="T55" style:family="text">
      <style:text-properties officeooo:rsid="002a2d42"/>
    </style:style>
    <style:style style:name="T56" style:family="text">
      <style:text-properties officeooo:rsid="006efa9e"/>
    </style:style>
    <style:style style:name="T57" style:family="text">
      <style:text-properties officeooo:rsid="0029238e"/>
    </style:style>
    <style:style style:name="T58" style:family="text">
      <style:text-properties officeooo:rsid="007cde23"/>
    </style:style>
    <style:style style:name="T59" style:family="text">
      <style:text-properties fo:letter-spacing="normal" fo:font-style="normal" style:text-underline-style="none" fo:background-color="#ffffff" loext:char-shading-value="0" style:font-style-asian="normal" style:font-style-complex="normal"/>
    </style:style>
    <style:style style:name="T60" style:family="text">
      <style:text-properties fo:letter-spacing="normal" fo:font-style="normal" style:text-underline-style="none" officeooo:rsid="003e6a4b" fo:background-color="#ffffff" loext:char-shading-value="0" style:font-style-asian="normal" style:font-style-complex="normal"/>
    </style:style>
    <style:style style:name="T61" style:family="text">
      <style:text-properties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63" style:family="text">
      <style:text-properties officeooo:rsid="0085aa4f"/>
    </style:style>
    <style:style style:name="T64" style:family="text">
      <style:text-properties officeooo:rsid="00909d58"/>
    </style:style>
    <style:style style:name="T65" style:family="text">
      <style:text-properties fo:font-size="12pt" officeooo:rsid="0046457f" style:font-size-asian="12pt" style:font-size-complex="12pt"/>
    </style:style>
    <style:style style:name="T66" style:family="text">
      <style:text-properties fo:font-size="12pt" fo:font-weight="normal" officeooo:rsid="00736add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8b9fd6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a1e159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ae3968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ae524d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ae94af" style:font-size-asian="12pt" style:font-weight-asian="normal" style:font-size-complex="12pt" style:font-weight-complex="normal"/>
    </style:style>
    <style:style style:name="T72" style:family="text">
      <style:text-properties style:font-size-asian="10.5pt"/>
    </style:style>
    <style:style style:name="T73" style:family="text">
      <style:text-properties officeooo:rsid="0096417b" style:font-size-asian="10.5pt"/>
    </style:style>
    <style:style style:name="T74" style:family="text">
      <style:text-properties officeooo:rsid="009f9cd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9fac2e" style:font-style-asian="italic" style:font-weight-asian="normal" style:font-style-complex="italic" style:font-weight-complex="normal"/>
    </style:style>
    <style:style style:name="T77" style:family="text">
      <style:text-properties officeooo:rsid="00a73bda"/>
    </style:style>
    <style:style style:name="T78" style:family="text">
      <style:text-properties officeooo:rsid="00ae524d"/>
    </style:style>
    <style:style style:name="T79" style:family="text">
      <style:text-properties officeooo:rsid="00b83743"/>
    </style:style>
    <style:style style:name="T80" style:family="text">
      <style:text-properties fo:font-variant="normal" fo:text-transform="none" fo:color="#000000" style:font-name="Ubuntu1" fo:font-style="normal" style:font-size-asian="12pt" style:font-size-complex="12pt"/>
    </style:style>
    <style:style style:name="T81" style:family="text">
      <style:text-properties fo:font-variant="normal" fo:text-transform="none" fo:color="#000000" style:font-name="Ubuntu1" fo:letter-spacing="normal" fo:font-style="normal" style:text-underline-style="none" fo:background-color="#ffffff" loext:char-shading-value="0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fo:color="#000000" style:font-name="Ubuntu1" fo:letter-spacing="normal" fo:font-style="normal" style:text-underline-style="non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font-name="Ubuntu1" fo:letter-spacing="normal" fo:font-style="normal" style:text-underline-style="none" officeooo:rsid="00bc2b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font-name="Ubuntu1"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font-name="Ubuntu1"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officeooo:rsid="00c9852b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NAVENDU</text:span> <text:span text:style-name="T5">DUAR</text:span><text:span text:style-name="T6">I</text:span></text:p>
      <text:p text:style-name="P46"><text:a xlink:type="simple" xlink:href="mailto:navendu.mcs19.du@gmail.com" text:style-name="Internet_20_link" text:visited-style-name="Visited_20_Internet_20_Link"><text:span text:style-name="T50">navendu.mcs19.du@gmail.com</text:span></text:a><text:span text:style-name="T5"> <text:s text:c="3"/>| <text:s text:c="4"/></text:span><text:a xlink:type="simple" xlink:href="http://navenduduari.github.io/" text:style-name="Internet_20_link" text:visited-style-name="Visited_20_Internet_20_Link"><text:span text:style-name="T36">navenduduari.github.io</text:span></text:a><text:span text:style-name="T5"> <text:s text:c="4"/>| <text:s text:c="4"/>+91-7003890461</text:span></text:p>
      <text:p text:style-name="P47"><draw:line text:anchor-type="paragraph" draw:z-index="0" draw:name="Shape1" draw:style-name="gr1" draw:text-style-name="P64" svg:x1="-0.377cm" svg:y1="0.076cm" svg:x2="19.17cm" svg:y2="0.101cm"><text:p/></draw:line></text:p>
      <text:section text:style-name="Sect1" text:name="Section1">
        <text:p text:style-name="P5">EXPERIENCE</text:p>
        <text:p text:style-name="P23"/>
        <text:p text:style-name="P13">FlyBy</text:p>
        <text:p text:style-name="P44"><text:a xlink:type="simple" xlink:href="http://letsflyby.com/" text:style-name="Internet_20_link" text:visited-style-name="Visited_20_Internet_20_Link"><text:span text:style-name="T28">lets</text:span></text:a><text:a xlink:type="simple" xlink:href="http://letsflyby.com/" text:style-name="Internet_20_link" text:visited-style-name="Visited_20_Internet_20_Link"><text:span text:style-name="T27">flyby</text:span></text:a><text:a xlink:type="simple" xlink:href="http://letsflyby.com/" text:style-name="Internet_20_link" text:visited-style-name="Visited_20_Internet_20_Link"><text:span text:style-name="T26">.com</text:span></text:a></text:p>
        <text:p text:style-name="P24"><text:span text:style-name="T74">May</text:span> 2020 – <text:span text:style-name="T74">Present</text:span></text:p>
        <text:p text:style-name="P17"><text:span text:style-name="T76">Software </text:span><text:span text:style-name="T75">Developer</text:span> <text:span text:style-name="T7">(remote)</text:span></text:p>
        <text:p text:style-name="P27"/>
        <text:p text:style-name="P12">Insticram Systems Pvt. Ltd.</text:p>
        <text:p text:style-name="P43"><text:a xlink:type="simple" xlink:href="http://yoursown.com/" text:style-name="Internet_20_link" text:visited-style-name="Visited_20_Internet_20_Link"><text:span text:style-name="T26">yoursown.com</text:span></text:a></text:p>
        <text:p text:style-name="P23">January 2020 – <text:span text:style-name="T64">May 2020</text:span></text:p>
        <text:p text:style-name="P16"><text:span text:style-name="T75">Technical Developer</text:span> <text:span text:style-name="T7">(remote)</text:span></text:p>
        <text:p text:style-name="P26"/>
        <text:p text:style-name="P1">EDUCATION</text:p>
        <text:p text:style-name="P6"/>
        <text:p text:style-name="P7">M. Sc. Computer Science : <text:span text:style-name="T8">Department of Computer Science, University of Delhi </text:span><text:span text:style-name="T73">(7.8)</text:span></text:p>
        <text:p text:style-name="P19">August 2019 – Present</text:p>
        <text:p text:style-name="P7">B. Sc. Hons. Computer Science : <text:span text:style-name="T8">Asutosh College, University of Calcutta </text:span><text:span text:style-name="T73">(</text:span><text:span text:style-name="T72">73.75%</text:span><text:span text:style-name="T73">)</text:span></text:p>
        <text:p text:style-name="P7">Higher Secondary : <text:span text:style-name="T8">Jodhpur Park Boys High School, Kolkata, West Bengal </text:span><text:span text:style-name="T73">(</text:span><text:span text:style-name="T72">80%</text:span><text:span text:style-name="T73">)</text:span></text:p>
        <text:p text:style-name="P8">Secondary : <text:span text:style-name="T8">Sarisha R.K.M Sikshamandir, Sarisha, West Bengal</text:span><text:span text:style-name="T9"> </text:span><text:span text:style-name="T52">(</text:span><text:span text:style-name="T53">87.14%</text:span><text:span text:style-name="T52">)</text:span></text:p>
        <text:p text:style-name="P28"/>
        <text:p text:style-name="P3">SKILL</text:p>
        <text:p text:style-name="P31"/>
        <text:p text:style-name="P29"><text:span text:style-name="T3">Adaptable</text:span><text:span text:style-name="T57"> to new technologies with a good learning curve</text:span></text:p>
        <text:p text:style-name="P43"><text:span text:style-name="T25">Pragramming Language –</text:span><text:span text:style-name="T11"> <text:s/></text:span><text:span text:style-name="T14">G</text:span><text:span text:style-name="T13">o, JavaScript, <text:s/>C++, </text:span><text:span text:style-name="T21">TypeScript</text:span></text:p>
        <text:p text:style-name="P42"><text:span text:style-name="T24">Web Development Technology –</text:span><text:span text:style-name="T29"> </text:span><text:span text:style-name="T12">Node.js, </text:span><text:span text:style-name="T20">React.js, </text:span><text:span text:style-name="T12">GraphQL, REST, </text:span><text:span text:style-name="T19">Websocket</text:span></text:p>
        <text:p text:style-name="P41"><text:span text:style-name="T24">Database Technology –</text:span><text:span text:style-name="T29"> </text:span><text:span text:style-name="T12">PostgreSQL, Cassandra, </text:span><text:span text:style-name="T15">MongoDB, </text:span><text:span text:style-name="T18">Redis</text:span></text:p>
        <text:p text:style-name="P40"><text:span text:style-name="T24">DevOps Technology –</text:span><text:span text:style-name="T29"> </text:span><text:span text:style-name="T12">Git, Docker, </text:span><text:span text:style-name="T16">c</text:span><text:span text:style-name="T12">url, </text:span><text:span text:style-name="T22">postman,</text:span><text:span text:style-name="T17"> </text:span><text:span text:style-name="T23">CI/CD</text:span></text:p>
        <text:p text:style-name="P34"><text:span text:style-name="T65">Others – </text:span><text:span text:style-name="T68">Vim, </text:span><text:span text:style-name="T70">Git Flow, </text:span><text:span text:style-name="T69">A</text:span><text:span text:style-name="T66">WS </text:span><text:span text:style-name="T67">, </text:span><text:span text:style-name="T71">J</text:span><text:span text:style-name="T69">WT</text:span></text:p>
        <text:p text:style-name="P33"/>
        <text:p text:style-name="P4">INTEREST</text:p>
        <text:p text:style-name="P30"/>
        <text:p text:style-name="P22"><text:span text:style-name="T1">Finance</text:span> <text:span text:style-name="T1">–</text:span> <text:span text:style-name="T74">Learning and practicing to invest</text:span></text:p>
        <text:p text:style-name="P32"><text:span text:style-name="T2">Sports</text:span> <text:span text:style-name="T1">–</text:span> <text:span text:style-name="T55">School-level certificates holder for various sport events</text:span></text:p>
        <text:p text:style-name="P25"><text:span text:style-name="T4">Cooking</text:span><text:span text:style-name="T54"> </text:span></text:p>
        <text:p text:style-name="P48"/>
        <text:p text:style-name="P2">PROJECT</text:p>
        <text:p text:style-name="P18"/>
        <text:p text:style-name="P14">FlyBy</text:p>
        <text:p text:style-name="P38"><text:a xlink:type="simple" xlink:href="http://letsflyby.com/" text:style-name="Internet_20_link" text:visited-style-name="Visited_20_Internet_20_Link"><text:span text:style-name="T34">lets</text:span></text:a><text:a xlink:type="simple" xlink:href="http://letsflyby.com/" text:style-name="Internet_20_link" text:visited-style-name="Visited_20_Internet_20_Link"><text:span text:style-name="T33">flyby</text:span></text:a><text:a xlink:type="simple" xlink:href="http://letsflyby.com/" text:style-name="Internet_20_link" text:visited-style-name="Visited_20_Internet_20_Link"><text:span text:style-name="T31">.com</text:span></text:a></text:p>
        <text:list xml:id="list3154481277" text:style-name="L1">
          <text:list-item>
            <text:p text:style-name="P49">various small features(drag-n-drop image/link, link preview, copy message, minimize frame, chrome notification etc.)</text:p>
          </text:list-item>
          <text:list-item>
            <text:p text:style-name="P50"><text:span text:style-name="T48">Chrome API, </text:span><text:span text:style-name="T47">DynamoDB</text:span><text:span text:style-name="T42">, </text:span><text:span text:style-name="T47">REST</text:span><text:span text:style-name="T41">, </text:span><text:span text:style-name="T43"><text:s/></text:span><text:span text:style-name="T47">React.js, </text:span><text:span text:style-name="T49">Jest.js,</text:span><text:span text:style-name="T47"> TypeScript</text:span></text:p>
          </text:list-item>
        </text:list>
        <text:p text:style-name="P9">Y<text:span text:style-name="T56">oursOwn</text:span></text:p>
        <text:p text:style-name="P37"><text:a xlink:type="simple" xlink:href="http://yoursown.com/" text:style-name="Internet_20_link" text:visited-style-name="Visited_20_Internet_20_Link"><text:span text:style-name="T32">y</text:span></text:a><text:a xlink:type="simple" xlink:href="http://yoursown.com/" text:style-name="Internet_20_link" text:visited-style-name="Visited_20_Internet_20_Link"><text:span text:style-name="T31">oursown.com</text:span></text:a></text:p>
        <text:list xml:id="list233445010199701" text:continue-numbering="true" text:style-name="L1">
          <text:list-item>
            <text:p text:style-name="P53">CRUD operations, <text:span text:style-name="T58">Document upload/download, Captcha generation, Real-time notification </text:span></text:p>
          </text:list-item>
          <text:list-item>
            <text:p text:style-name="P51"><text:span text:style-name="T41">PostgrSQL, </text:span><text:span text:style-name="T42">Cassandra, S3, </text:span><text:span text:style-name="T41">Grap</text:span><text:span text:style-name="T42">h</text:span><text:span text:style-name="T41">QL, </text:span><text:span text:style-name="T43">Websocket, Redis, </text:span><text:span text:style-name="T41">Go</text:span></text:p>
          </text:list-item>
        </text:list>
        <text:p text:style-name="P11">go-<text:span text:style-name="T77">echo-blog</text:span></text:p>
        <text:p text:style-name="P21"><text:a xlink:type="simple" xlink:href="https://github.com/NavenduDuari/go-echo-blog" text:style-name="Internet_20_link" text:visited-style-name="Visited_20_Internet_20_Link"><text:span text:style-name="T37">github.com/NavenduDuari/go-echo-blog</text:span></text:a></text:p>
        <text:list xml:id="list1377500495" text:style-name="L2">
          <text:list-item>
            <text:p text:style-name="P59">CRUD application</text:p>
          </text:list-item>
          <text:list-item>
            <text:p text:style-name="P59"><text:span text:style-name="T79">S</text:span>ignup/<text:span text:style-name="T79">L</text:span>ogin(password/OTP)</text:p>
          </text:list-item>
          <text:list-item>
            <text:p text:style-name="P60">JWT authentication</text:p>
          </text:list-item>
          <text:list-item>
            <text:p text:style-name="P56"><text:span text:style-name="T78">PostgreSQL, SNS, REST(echo), </text:span>Go</text:p>
          </text:list-item>
        </text:list>
        <text:p text:style-name="P10">go<text:span text:style-name="T63">info</text:span></text:p>
        <text:p text:style-name="P20"><text:a xlink:type="simple" xlink:href="http://github.com/NavenduDuari/goinfo" text:style-name="Internet_20_link" text:visited-style-name="Visited_20_Internet_20_Link"><text:span text:style-name="T37">github.com/NavenduDuari/</text:span></text:a><text:a xlink:type="simple" xlink:href="http://github.com/NavenduDuari/goinfo" text:style-name="Internet_20_link" text:visited-style-name="Visited_20_Internet_20_Link"><text:span text:style-name="T38">go</text:span></text:a><text:a xlink:type="simple" xlink:href="http://github.com/NavenduDuari/goinfo" text:style-name="Internet_20_link" text:visited-style-name="Visited_20_Internet_20_Link"><text:span text:style-name="T39">info</text:span></text:a></text:p>
        <text:list xml:id="list233445063615759" text:continue-numbering="true" text:style-name="L2">
          <text:list-item>
            <text:p text:style-name="P61">Experience CLI through WhatsApp (Basic application for programmed WhatsApp communication)</text:p>
          </text:list-item>
          <text:list-item>
            <text:p text:style-name="P63">crypto –<text:span text:style-name="T41"> </text:span><text:span text:style-name="T46">g</text:span><text:span text:style-name="T41">ives prices of crypto-currencies</text:span></text:p>
          </text:list-item>
          <text:list-item>
            <text:p text:style-name="P63">covid<text:span text:style-name="T41"> – covid19 tracker for India</text:span></text:p>
          </text:list-item>
          <text:list-item>
            <text:p text:style-name="P63">gogit<text:span text:style-name="T41"> – gives basic insights of Github profile</text:span></text:p>
          </text:list-item>
          <text:list-item>
            <text:p text:style-name="P54"><text:span text:style-name="T41">Go, </text:span><text:span text:style-name="T45">various</text:span><text:span text:style-name="T44"> API</text:span><text:span text:style-name="T45">s</text:span></text:p>
          </text:list-item>
        </text:list>
        <text:p text:style-name="P39"><text:span text:style-name="T30">L</text:span><text:span text:style-name="T10">ifeLine</text:span></text:p>
        <text:p text:style-name="P35"><text:a xlink:type="simple" xlink:href="http://life-line-demo.herokuapp.com/" text:style-name="Internet_20_link" text:visited-style-name="Visited_20_Internet_20_Link"><text:span text:style-name="T35">life-line-demo.herokuapp.com</text:span></text:a></text:p>
        <text:list xml:id="list3113441763" text:style-name="L3">
          <text:list-item>
            <text:p text:style-name="P57">Blood donor information app</text:p>
          </text:list-item>
          <text:list-item>
            <text:p text:style-name="P52"><text:span text:style-name="T59">MongoDB, REST, </text:span><text:span text:style-name="T60">Node.js</text:span><text:span text:style-name="T59">, </text:span><text:span text:style-name="T60">React.js, Redux.js</text:span></text:p>
          </text:list-item>
        </text:list>
        <text:p text:style-name="P15">Others</text:p>
        <text:p text:style-name="P36"><text:a xlink:type="simple" xlink:href="https://github.com/NavenduDuari" text:style-name="Internet_20_link" text:visited-style-name="Visited_20_Internet_20_Link"><text:span text:style-name="T35">github.com/NavenduDuari</text:span></text:a></text:p>
        <text:list xml:id="list233444032814994" text:continue-numbering="true" text:style-name="L3">
          <text:list-item>
            <text:p text:style-name="P58"><text:span text:style-name="T40">getblk</text:span><text:span text:style-name="T51"> - </text:span><text:span text:style-name="T80">Implementation of getblk algorithm in a multi-threading environment</text:span></text:p>
          </text:list-item>
          <text:list-item>
            <text:p text:style-name="P55"><text:span text:style-name="T62">fb-bot</text:span><text:span text:style-name="T61"> - </text:span><text:span text:style-name="T81">A simple Facebook bot using Puppeteer</text:span></text:p>
          </text:list-item>
          <text:list-item>
            <text:p text:style-name="P55"><text:span text:style-name="T85">gocoin</text:span><text:span text:style-name="T84"> - </text:span><text:span text:style-name="T82"><text:s/></text:span><text:span text:style-name="T83">A CLI </text:span><text:span text:style-name="T82">that gives data of crypto-currencies</text:span></text:p>
          </text:list-item>
          <text:list-item>
            <text:p text:style-name="P62"><text:span text:style-name="T86">Basic </text:span>blockchain implementation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15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3:30:39.004978532</meta:creation-date>
    <dc:date>2020-07-16T23:33:35.072219136</dc:date>
    <meta:editing-duration>PT7H3S</meta:editing-duration>
    <meta:editing-cycles>153</meta:editing-cycles>
    <meta:generator>LibreOffice/6.0.7.3$Linux_X86_64 LibreOffice_project/00m0$Build-3</meta:generator>
    <meta:document-statistic meta:table-count="0" meta:image-count="0" meta:object-count="0" meta:page-count="1" meta:paragraph-count="60" meta:word-count="283" meta:character-count="2176" meta:non-whitespace-character-count="1938"/>
  </office:meta>
</office:document-meta>
</file>